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nentialBackOff.setMaxInterval( long max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nentialBackOff.ExponentialBack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onentialBackOff.ExponentialBackOff( long initialInterval , double multi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onentialBackOff.setInitialInterval( long initial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nentialBackOff.getMulti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nentialBackOff.checkMultiplier( double multi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onentialBackOffExecu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onentialBackOffExecution.multiplyInterval( long max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onentialBackOff.getMaxElap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nentialBackOff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ponentialBackOffExecution.nextBackO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onentialBackOff.getMax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nentialBackOff.setMaxElapsedTime( long maxElapse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nentialBackOff.setMultiplier( double multi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onentialBackOff.getInitial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onentialBackOffExecution.computeNextInter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